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見出し2" style:master-page-name="MP0" style:family="paragraph">
      <style:paragraph-properties fo:break-before="page" fo:text-align="center"/>
      <style:text-properties style:font-name="system-ui" style:font-name-asian="system-ui" style:font-name-complex="system-ui" fo:font-weight="bold" style:font-weight-asian="bold" style:font-weight-complex="bold" fo:color="#000000" fo:font-size="18pt" style:font-size-asian="18pt" style:font-size-complex="18pt"/>
    </style:style>
    <style:style style:name="P2" style:parent-style-name="見出し3" style:family="paragraph">
      <style:paragraph-properties fo:margin-left="0.5833in">
        <style:tab-stops/>
      </style:paragraph-properties>
    </style:style>
    <style:style style:name="T3" style:parent-style-name="段落フォント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4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5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6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7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8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9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10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1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2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3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4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5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16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7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8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9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0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21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2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3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4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25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6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7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8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style:font-size-complex="10.5pt"/>
    </style:style>
    <style:style style:name="P29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30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1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2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3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4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5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6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7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style:font-size-complex="10.5pt"/>
    </style:style>
    <style:style style:name="P38" style:parent-style-name="見出し3" style:family="paragraph">
      <style:paragraph-properties fo:margin-left="0.5833in">
        <style:tab-stops/>
      </style:paragraph-properties>
    </style:style>
    <style:style style:name="T39" style:parent-style-name="段落フォント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40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1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2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3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4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</office:automatic-styles>
  <office:body>
    <office:text text:use-soft-page-breaks="true">
      <text:h text:style-name="P1" text:outline-level="2">画像投稿サイト データベース定義書</text:h>
      <text:p text:style-name="標準"/>
      <text:p text:style-name="標準"/>
      <text:h text:style-name="P2" text:outline-level="3"><text:span text:style-name="T3">テーブル一覧</text:span></text:h>
      <text:list text:style-name="LFO1" text:continue-numbering="true">
        <text:list-item>
          <text:p text:style-name="P4">users テーブル</text:p>
        </text:list-item>
        <text:list-item>
          <text:p text:style-name="P5">id: INT (主キー)</text:p>
        </text:list-item>
        <text:list-item>
          <text:p text:style-name="P6">username: VARCHAR(255) (一意)</text:p>
        </text:list-item>
        <text:list-item>
          <text:p text:style-name="P7">email: VARCHAR(255)</text:p>
        </text:list-item>
        <text:list-item>
          <text:p text:style-name="P8">hashed_password: VARCHAR(255)</text:p>
        </text:list-item>
        <text:list-item>
          <text:p text:style-name="P9">images テーブル</text:p>
        </text:list-item>
        <text:list-item>
          <text:p text:style-name="P10">id: INT (主キー)</text:p>
        </text:list-item>
        <text:list-item>
          <text:p text:style-name="P11">user_id: INT (外部キー: users.id)</text:p>
        </text:list-item>
        <text:list-item>
          <text:p text:style-name="P12">title: VARCHAR(255)</text:p>
        </text:list-item>
        <text:list-item>
          <text:p text:style-name="P13">description: TEXT</text:p>
        </text:list-item>
        <text:list-item>
          <text:p text:style-name="P14">image_path: VARCHAR(255)</text:p>
        </text:list-item>
        <text:list-item>
          <text:p text:style-name="P15">comments テーブル</text:p>
        </text:list-item>
        <text:list-item>
          <text:p text:style-name="P16">id: INT (主キー)</text:p>
        </text:list-item>
        <text:list-item>
          <text:p text:style-name="P17">user_id: INT (外部キー: users.id)</text:p>
        </text:list-item>
        <text:list-item>
          <text:p text:style-name="P18">image_id: INT (外部キー: images.id)</text:p>
        </text:list-item>
        <text:list-item>
          <text:p text:style-name="P19">content: TEXT</text:p>
        </text:list-item>
        <text:list-item>
          <text:p text:style-name="P20">likes テーブル</text:p>
        </text:list-item>
        <text:list-item>
          <text:p text:style-name="P21">id: INT (主キー)</text:p>
        </text:list-item>
        <text:list-item>
          <text:p text:style-name="P22">user_id: INT (外部キー: users.id)</text:p>
        </text:list-item>
        <text:list-item>
          <text:p text:style-name="P23">image_id: INT (外部キー: images.id)</text:p>
        </text:list-item>
        <text:list-item>
          <text:p text:style-name="P24">comment_likes テーブル</text:p>
        </text:list-item>
        <text:list-item>
          <text:p text:style-name="P25">id: INT (主キー)</text:p>
        </text:list-item>
        <text:list-item>
          <text:p text:style-name="P26">user_id: INT (外部キー: users.id)</text:p>
        </text:list-item>
        <text:list-item>
          <text:p text:style-name="P27">comment_id: INT (外部キー: comments.id)</text:p>
        </text:list-item>
      </text:list>
      <text:h text:style-name="P28" text:outline-level="3"/>
      <text:h text:style-name="P29" text:outline-level="3">リレーションシップ</text:h>
      <text:list text:style-name="LFO1" text:continue-numbering="true">
        <text:list-item>
          <text:p text:style-name="P30">users テーブルと images テーブル: 1 対 多</text:p>
        </text:list-item>
        <text:list-item>
          <text:p text:style-name="P31">users テーブルと comments テーブル: 1 対 多</text:p>
        </text:list-item>
        <text:list-item>
          <text:p text:style-name="P32">users テーブルと likes テーブル: 1 対 多</text:p>
        </text:list-item>
        <text:list-item>
          <text:p text:style-name="P33">users テーブルと comment_likes テーブル: 1 対 多</text:p>
        </text:list-item>
        <text:list-item>
          <text:p text:style-name="P34">images テーブルと comments テーブル: 1 対 多</text:p>
        </text:list-item>
        <text:list-item>
          <text:p text:style-name="P35">images テーブルと likes テーブル: 1 対 多</text:p>
        </text:list-item>
        <text:list-item>
          <text:p text:style-name="P36">comments テーブルと comment_likes テーブル: 1 対 多</text:p>
        </text:list-item>
      </text:list>
      <text:h text:style-name="P37" text:outline-level="3"/>
      <text:h text:style-name="P38" text:outline-level="3"><text:span text:style-name="T39">インデックス</text:span></text:h>
      <text:list text:style-name="LFO1" text:continue-numbering="true">
        <text:list-item>
          <text:p text:style-name="P40">users テーブル: username, email</text:p>
        </text:list-item>
        <text:list-item>
          <text:p text:style-name="P41">images テーブル: user_id</text:p>
        </text:list-item>
        <text:list-item>
          <text:p text:style-name="P42">comments テーブル: user_id, image_id</text:p>
        </text:list-item>
        <text:list-item>
          <text:p text:style-name="P43">likes テーブル: user_id, image_id</text:p>
        </text:list-item>
        <text:list-item>
          <text:p text:style-name="P44">comment_likes テーブル: user_id, comment_id</text:p>
        </text:list-item>
      </text:list>
      <text:p text:style-name="標準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833in"/>
      <style:text-properties style:font-name="Century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見出し2" style:display-name="見出し 2" style:family="paragraph" style:parent-style-name="標準" style:next-style-name="標準" style:default-outline-level="2">
      <style:paragraph-properties fo:keep-with-next="always"/>
      <style:text-properties style:font-name="Arial" style:font-name-asian="MS Gothic" style:font-name-complex="Times New Roman" fo:hyphenate="false"/>
    </style:style>
    <style:style style:name="見出し3" style:display-name="見出し 3" style:family="paragraph" style:parent-style-name="標準" style:next-style-name="標準" style:default-outline-level="3">
      <style:paragraph-properties fo:keep-with-next="always" fo:margin-left="0.2777in">
        <style:tab-stops/>
      </style:paragraph-properties>
      <style:text-properties style:font-name="Arial" style:font-name-asian="MS Gothic" style:font-name-complex="Times New Roman" fo:hyphenate="false"/>
    </style: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style:style style:name="見出し2文字" style:display-name="見出し 2 (文字)" style:family="text" style:parent-style-name="段落フォント">
      <style:text-properties style:font-name="Arial" style:font-name-asian="MS Gothic" style:font-name-complex="Times New Roman"/>
    </style:style>
    <style:style style:name="見出し3文字" style:display-name="見出し 3 (文字)" style:family="text" style:parent-style-name="段落フォント">
      <style:text-properties style:font-name="Arial" style:font-name-asian="MS Gothic" style:font-name-complex="Times New Roman"/>
    </style:style>
    <style:style style:name="リスト段落" style:display-name="リスト段落" style:family="paragraph" style:parent-style-name="標準">
      <style:paragraph-properties fo:margin-left="0.58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加賀真 煉</meta:initial-creator>
    <dc:creator>加賀真 煉</dc:creator>
    <meta:creation-date>2023-08-18T07:32:00Z</meta:creation-date>
    <dc:date>2023-08-18T07:32:00Z</dc:date>
    <meta:template xlink:href="Normal.dotm" xlink:type="simple"/>
    <meta:editing-cycles>1</meta:editing-cycles>
    <meta:editing-duration>PT0S</meta:editing-duration>
    <meta:document-statistic meta:page-count="1" meta:paragraph-count="1" meta:word-count="141" meta:character-count="949" meta:row-count="6" meta:non-whitespace-character-count="809"/>
  </office:meta>
</office:document-meta>
</file>